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43cm" svg:height="0.781cm" draw:transform="rotate (-1.55264490257416) translate (3.923459214751cm 3.4281831062394cm)" svg:viewBox="0 0 4431 782" svg:d="M137 704c340 30 1215 68 1935 76 720 9 1948-16 2322-21 128 3-114-706-225-710-337-13-909 100-1747 110-836 10-2012-85-2368-159-120-16-17 694 83 704z">
          <text:p/>
        </draw:path>
        <draw:path draw:style-name="gr1" draw:text-style-name="P1" draw:layer="layout" svg:width="0.903cm" svg:height="0.661cm" draw:transform="rotate (-2.15757602131539) translate (4.07682444043701cm 7.593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2.289cm" svg:height="4.982cm" draw:transform="skewX (-0.000698131700797725) rotate (-2.84453761490036) translate (6.82283010392499cm 7.60696808192759cm)" svg:viewBox="0 0 2290 4983" svg:d="M2289 4479c-87-184-682-1636-891-2331-210-695-585-1762-642-2119-24-150-786 328-755 461 64 281 464 1385 769 2304 306 919 628 1764 771 2159 59 164 776-388 748-474z">
          <text:p/>
        </draw:path>
        <draw:path draw:style-name="gr1" draw:text-style-name="P1" draw:layer="layout" svg:width="4.439cm" svg:height="0.895cm" draw:transform="skewX (-0.000698131700797732) rotate (-1.62472700068152) translate (6.96733141520401cm 3.090006156091cm)" svg:viewBox="0 0 4440 896" svg:d="M427 895c234-29 875-213 1991-250 1118-38 1565 87 1941 82 130 1 109-660-101-691-347-50-1031-43-1974-10-943 35-1901 130-2182 176-284 47 91 721 325 693z">
          <text:p/>
        </draw:path>
        <draw:path draw:style-name="gr1" draw:text-style-name="P1" draw:layer="layout" svg:width="0.903cm" svg:height="0.66cm" draw:transform="skewX (0.00122173047639596) rotate (-2.15652882376419) translate (4.054706971542cm 3.41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6.884457318594cm 3.19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88) rotate (-2.1556561591382) translate (6.839457318594cm 7.23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273cm" svg:height="1.819cm" draw:transform="skewX (0.000698131700797727) rotate (2.75517675719825) translate (5.82424132039599cm 3.3891638861872cm)" svg:viewBox="0 0 1274 1820" svg:d="M1274 310c-14 217-451 1171-993 1498-164 101-405-455-205-672 199-220 532-904 575-1073 44-168 637 30 623 247z">
          <text:p/>
        </draw:path>
        <draw:path draw:style-name="gr2" draw:text-style-name="P1" draw:layer="layout" svg:width="1.432cm" svg:height="1.785cm" draw:transform="rotate (-2.41710648108695) translate (5.56244114005301cm 2.677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570991107104cm 2.598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4.19603264294199cm 1.9945983539642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43) rotate (-2.15705242253979) translate (6.63703264294199cm 1.766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48:33.192000000</dc:date>
    <meta:editing-duration>PT3M24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